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276975" calcext:value-type="float">
            <text:p>0.98276975</text:p>
          </table:table-cell>
          <table:table-cell office:value-type="float" office:value="0.00355135" calcext:value-type="float">
            <text:p>0.00355135</text:p>
          </table:table-cell>
          <table:table-cell office:value-type="float" office:value="0.0108803" calcext:value-type="float">
            <text:p>0.0108803</text:p>
          </table:table-cell>
          <table:table-cell office:value-type="float" office:value="0.0027986" calcext:value-type="float">
            <text:p>0.0027986</text:p>
          </table:table-cell>
          <table:table-cell office:value-type="float" office:value="0.00627615" calcext:value-type="float">
            <text:p>0.00627615</text:p>
          </table:table-cell>
          <table:table-cell office:value-type="float" office:value="0.98650078" calcext:value-type="float">
            <text:p>0.98650078</text:p>
          </table:table-cell>
          <table:table-cell office:value-type="float" office:value="0.000000000001019" calcext:value-type="float">
            <text:p>1.02E-12</text:p>
          </table:table-cell>
          <table:table-cell office:value-type="float" office:value="0.00722307" calcext:value-type="float">
            <text:p>0.00722307</text:p>
          </table:table-cell>
          <table:table-cell office:value-type="float" office:value="0.01163801" calcext:value-type="float">
            <text:p>0.01163801</text:p>
          </table:table-cell>
          <table:table-cell office:value-type="float" office:value="0.00000000001624" calcext:value-type="float">
            <text:p>1.62E-11</text:p>
          </table:table-cell>
          <table:table-cell office:value-type="float" office:value="0.96615214" calcext:value-type="float">
            <text:p>0.96615214</text:p>
          </table:table-cell>
          <table:table-cell office:value-type="float" office:value="0.02220985" calcext:value-type="float">
            <text:p>0.022209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813084" calcext:value-type="float">
            <text:p>0.9813084</text:p>
          </table:table-cell>
          <table:table-cell office:value-type="float" office:value="0.00355373" calcext:value-type="float">
            <text:p>0.00355373</text:p>
          </table:table-cell>
          <table:table-cell office:value-type="float" office:value="0.01205017" calcext:value-type="float">
            <text:p>0.01205017</text:p>
          </table:table-cell>
          <table:table-cell office:value-type="float" office:value="0.00308771" calcext:value-type="float">
            <text:p>0.00308771</text:p>
          </table:table-cell>
          <table:table-cell office:value-type="float" office:value="0.00625806" calcext:value-type="float">
            <text:p>0.00625806</text:p>
          </table:table-cell>
          <table:table-cell office:value-type="float" office:value="0.98578384" calcext:value-type="float">
            <text:p>0.98578384</text:p>
          </table:table-cell>
          <table:table-cell office:value-type="float" office:value="0.000000000001127" calcext:value-type="float">
            <text:p>1.13E-12</text:p>
          </table:table-cell>
          <table:table-cell office:value-type="float" office:value="0.0079581" calcext:value-type="float">
            <text:p>0.0079581</text:p>
          </table:table-cell>
          <table:table-cell office:value-type="float" office:value="0.01050545" calcext:value-type="float">
            <text:p>0.01050545</text:p>
          </table:table-cell>
          <table:table-cell office:value-type="float" office:value="0.00000000001469" calcext:value-type="float">
            <text:p>1.47E-11</text:p>
          </table:table-cell>
          <table:table-cell office:value-type="float" office:value="0.96734206" calcext:value-type="float">
            <text:p>0.96734206</text:p>
          </table:table-cell>
          <table:table-cell office:value-type="float" office:value="0.02215249" calcext:value-type="float">
            <text:p>0.022152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968727" calcext:value-type="float">
            <text:p>0.97968727</text:p>
          </table:table-cell>
          <table:table-cell office:value-type="float" office:value="0.00356692" calcext:value-type="float">
            <text:p>0.00356692</text:p>
          </table:table-cell>
          <table:table-cell office:value-type="float" office:value="0.01332662" calcext:value-type="float">
            <text:p>0.01332662</text:p>
          </table:table-cell>
          <table:table-cell office:value-type="float" office:value="0.00341919" calcext:value-type="float">
            <text:p>0.00341919</text:p>
          </table:table-cell>
          <table:table-cell office:value-type="float" office:value="0.00621973" calcext:value-type="float">
            <text:p>0.00621973</text:p>
          </table:table-cell>
          <table:table-cell office:value-type="float" office:value="0.9850073" calcext:value-type="float">
            <text:p>0.9850073</text:p>
          </table:table-cell>
          <table:table-cell office:value-type="float" office:value="0.000000000001241" calcext:value-type="float">
            <text:p>1.24E-12</text:p>
          </table:table-cell>
          <table:table-cell office:value-type="float" office:value="0.00877297" calcext:value-type="float">
            <text:p>0.00877297</text:p>
          </table:table-cell>
          <table:table-cell office:value-type="float" office:value="0.00949295" calcext:value-type="float">
            <text:p>0.00949295</text:p>
          </table:table-cell>
          <table:table-cell office:value-type="float" office:value="0.00000000001335" calcext:value-type="float">
            <text:p>1.34E-11</text:p>
          </table:table-cell>
          <table:table-cell office:value-type="float" office:value="0.96830388" calcext:value-type="float">
            <text:p>0.96830388</text:p>
          </table:table-cell>
          <table:table-cell office:value-type="float" office:value="0.02220318" calcext:value-type="float">
            <text:p>0.022203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789204" calcext:value-type="float">
            <text:p>0.97789204</text:p>
          </table:table-cell>
          <table:table-cell office:value-type="float" office:value="0.00359097" calcext:value-type="float">
            <text:p>0.00359097</text:p>
          </table:table-cell>
          <table:table-cell office:value-type="float" office:value="0.01471686" calcext:value-type="float">
            <text:p>0.01471686</text:p>
          </table:table-cell>
          <table:table-cell office:value-type="float" office:value="0.00380013" calcext:value-type="float">
            <text:p>0.00380013</text:p>
          </table:table-cell>
          <table:table-cell office:value-type="float" office:value="0.00616146" calcext:value-type="float">
            <text:p>0.00616146</text:p>
          </table:table-cell>
          <table:table-cell office:value-type="float" office:value="0.98416179" calcext:value-type="float">
            <text:p>0.98416179</text:p>
          </table:table-cell>
          <table:table-cell office:value-type="float" office:value="0.00000000000136" calcext:value-type="float">
            <text:p>1.36E-12</text:p>
          </table:table-cell>
          <table:table-cell office:value-type="float" office:value="0.00967675" calcext:value-type="float">
            <text:p>0.00967675</text:p>
          </table:table-cell>
          <table:table-cell office:value-type="float" office:value="0.00858705" calcext:value-type="float">
            <text:p>0.00858705</text:p>
          </table:table-cell>
          <table:table-cell office:value-type="float" office:value="0.00000000001218" calcext:value-type="float">
            <text:p>1.22E-11</text:p>
          </table:table-cell>
          <table:table-cell office:value-type="float" office:value="0.96905001" calcext:value-type="float">
            <text:p>0.96905001</text:p>
          </table:table-cell>
          <table:table-cell office:value-type="float" office:value="0.02236294" calcext:value-type="float">
            <text:p>0.022362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590685" calcext:value-type="float">
            <text:p>0.97590685</text:p>
          </table:table-cell>
          <table:table-cell office:value-type="float" office:value="0.00362604" calcext:value-type="float">
            <text:p>0.00362604</text:p>
          </table:table-cell>
          <table:table-cell office:value-type="float" office:value="0.01622822" calcext:value-type="float">
            <text:p>0.01622822</text:p>
          </table:table-cell>
          <table:table-cell office:value-type="float" office:value="0.00423889" calcext:value-type="float">
            <text:p>0.00423889</text:p>
          </table:table-cell>
          <table:table-cell office:value-type="float" office:value="0.00608376" calcext:value-type="float">
            <text:p>0.00608376</text:p>
          </table:table-cell>
          <table:table-cell office:value-type="float" office:value="0.98323667" calcext:value-type="float">
            <text:p>0.98323667</text:p>
          </table:table-cell>
          <table:table-cell office:value-type="float" office:value="0.000000000001484" calcext:value-type="float">
            <text:p>1.48E-12</text:p>
          </table:table-cell>
          <table:table-cell office:value-type="float" office:value="0.01067957" calcext:value-type="float">
            <text:p>0.01067957</text:p>
          </table:table-cell>
          <table:table-cell office:value-type="float" office:value="0.00777584" calcext:value-type="float">
            <text:p>0.00777584</text:p>
          </table:table-cell>
          <table:table-cell office:value-type="float" office:value="0.00000000001116" calcext:value-type="float">
            <text:p>1.12E-11</text:p>
          </table:table-cell>
          <table:table-cell office:value-type="float" office:value="0.96958979" calcext:value-type="float">
            <text:p>0.96958979</text:p>
          </table:table-cell>
          <table:table-cell office:value-type="float" office:value="0.02263437" calcext:value-type="float">
            <text:p>0.02263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371407" calcext:value-type="float">
            <text:p>0.97371407</text:p>
          </table:table-cell>
          <table:table-cell office:value-type="float" office:value="0.00367238" calcext:value-type="float">
            <text:p>0.00367238</text:p>
          </table:table-cell>
          <table:table-cell office:value-type="float" office:value="0.01786812" calcext:value-type="float">
            <text:p>0.01786812</text:p>
          </table:table-cell>
          <table:table-cell office:value-type="float" office:value="0.00474543" calcext:value-type="float">
            <text:p>0.00474543</text:p>
          </table:table-cell>
          <table:table-cell office:value-type="float" office:value="0.00598729" calcext:value-type="float">
            <text:p>0.00598729</text:p>
          </table:table-cell>
          <table:table-cell office:value-type="float" office:value="0.98222" calcext:value-type="float">
            <text:p>0.98222</text:p>
          </table:table-cell>
          <table:table-cell office:value-type="float" office:value="0.000000000001612" calcext:value-type="float">
            <text:p>1.61E-12</text:p>
          </table:table-cell>
          <table:table-cell office:value-type="float" office:value="0.01179271" calcext:value-type="float">
            <text:p>0.01179271</text:p>
          </table:table-cell>
          <table:table-cell office:value-type="float" office:value="0.00704879" calcext:value-type="float">
            <text:p>0.00704879</text:p>
          </table:table-cell>
          <table:table-cell office:value-type="float" office:value="0.00000000001026" calcext:value-type="float">
            <text:p>1.03E-11</text:p>
          </table:table-cell>
          <table:table-cell office:value-type="float" office:value="0.96992954" calcext:value-type="float">
            <text:p>0.96992954</text:p>
          </table:table-cell>
          <table:table-cell office:value-type="float" office:value="0.02302166" calcext:value-type="float">
            <text:p>0.02302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129404" calcext:value-type="float">
            <text:p>0.97129404</text:p>
          </table:table-cell>
          <table:table-cell office:value-type="float" office:value="0.00373033" calcext:value-type="float">
            <text:p>0.00373033</text:p>
          </table:table-cell>
          <table:table-cell office:value-type="float" office:value="0.01964399" calcext:value-type="float">
            <text:p>0.01964399</text:p>
          </table:table-cell>
          <table:table-cell office:value-type="float" office:value="0.00533164" calcext:value-type="float">
            <text:p>0.00533164</text:p>
          </table:table-cell>
          <table:table-cell office:value-type="float" office:value="0.00587291" calcext:value-type="float">
            <text:p>0.00587291</text:p>
          </table:table-cell>
          <table:table-cell office:value-type="float" office:value="0.98109834" calcext:value-type="float">
            <text:p>0.98109834</text:p>
          </table:table-cell>
          <table:table-cell office:value-type="float" office:value="0.000000000001742" calcext:value-type="float">
            <text:p>1.74E-12</text:p>
          </table:table-cell>
          <table:table-cell office:value-type="float" office:value="0.01302875" calcext:value-type="float">
            <text:p>0.01302875</text:p>
          </table:table-cell>
          <table:table-cell office:value-type="float" office:value="0.00639657" calcext:value-type="float">
            <text:p>0.00639657</text:p>
          </table:table-cell>
          <table:table-cell office:value-type="float" office:value="0.000000000009486" calcext:value-type="float">
            <text:p>9.49E-12</text:p>
          </table:table-cell>
          <table:table-cell office:value-type="float" office:value="0.9700727" calcext:value-type="float">
            <text:p>0.9700727</text:p>
          </table:table-cell>
          <table:table-cell office:value-type="float" office:value="0.02353073" calcext:value-type="float">
            <text:p>0.023530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862481" calcext:value-type="float">
            <text:p>0.96862481</text:p>
          </table:table-cell>
          <table:table-cell office:value-type="float" office:value="0.00380033" calcext:value-type="float">
            <text:p>0.00380033</text:p>
          </table:table-cell>
          <table:table-cell office:value-type="float" office:value="0.02156317" calcext:value-type="float">
            <text:p>0.02156317</text:p>
          </table:table-cell>
          <table:table-cell office:value-type="float" office:value="0.00601169" calcext:value-type="float">
            <text:p>0.00601169</text:p>
          </table:table-cell>
          <table:table-cell office:value-type="float" office:value="0.00574162" calcext:value-type="float">
            <text:p>0.00574162</text:p>
          </table:table-cell>
          <table:table-cell office:value-type="float" office:value="0.97985665" calcext:value-type="float">
            <text:p>0.97985665</text:p>
          </table:table-cell>
          <table:table-cell office:value-type="float" office:value="0.000000000001875" calcext:value-type="float">
            <text:p>1.88E-12</text:p>
          </table:table-cell>
          <table:table-cell office:value-type="float" office:value="0.01440173" calcext:value-type="float">
            <text:p>0.01440173</text:p>
          </table:table-cell>
          <table:table-cell office:value-type="float" office:value="0.00581093" calcext:value-type="float">
            <text:p>0.00581093</text:p>
          </table:table-cell>
          <table:table-cell office:value-type="float" office:value="0.000000000008803" calcext:value-type="float">
            <text:p>8.80E-12</text:p>
          </table:table-cell>
          <table:table-cell office:value-type="float" office:value="0.97001974" calcext:value-type="float">
            <text:p>0.97001974</text:p>
          </table:table-cell>
          <table:table-cell office:value-type="float" office:value="0.02416933" calcext:value-type="float">
            <text:p>0.024169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568172" calcext:value-type="float">
            <text:p>0.96568172</text:p>
          </table:table-cell>
          <table:table-cell office:value-type="float" office:value="0.00388291" calcext:value-type="float">
            <text:p>0.00388291</text:p>
          </table:table-cell>
          <table:table-cell office:value-type="float" office:value="0.02363283" calcext:value-type="float">
            <text:p>0.02363283</text:p>
          </table:table-cell>
          <table:table-cell office:value-type="float" office:value="0.00680254" calcext:value-type="float">
            <text:p>0.00680254</text:p>
          </table:table-cell>
          <table:table-cell office:value-type="float" office:value="0.00559455" calcext:value-type="float">
            <text:p>0.00559455</text:p>
          </table:table-cell>
          <table:table-cell office:value-type="float" office:value="0.97847817" calcext:value-type="float">
            <text:p>0.97847817</text:p>
          </table:table-cell>
          <table:table-cell office:value-type="float" office:value="0.000000000002008" calcext:value-type="float">
            <text:p>2.01E-12</text:p>
          </table:table-cell>
          <table:table-cell office:value-type="float" office:value="0.01592728" calcext:value-type="float">
            <text:p>0.01592728</text:p>
          </table:table-cell>
          <table:table-cell office:value-type="float" office:value="0.00528455" calcext:value-type="float">
            <text:p>0.00528455</text:p>
          </table:table-cell>
          <table:table-cell office:value-type="float" office:value="0.000000000008204" calcext:value-type="float">
            <text:p>8.20E-12</text:p>
          </table:table-cell>
          <table:table-cell office:value-type="float" office:value="0.96976816" calcext:value-type="float">
            <text:p>0.96976816</text:p>
          </table:table-cell>
          <table:table-cell office:value-type="float" office:value="0.02494728" calcext:value-type="float">
            <text:p>0.024947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243699" calcext:value-type="float">
            <text:p>0.96243699</text:p>
          </table:table-cell>
          <table:table-cell office:value-type="float" office:value="0.00397871" calcext:value-type="float">
            <text:p>0.00397871</text:p>
          </table:table-cell>
          <table:table-cell office:value-type="float" office:value="0.0258598" calcext:value-type="float">
            <text:p>0.0258598</text:p>
          </table:table-cell>
          <table:table-cell office:value-type="float" office:value="0.0077245" calcext:value-type="float">
            <text:p>0.0077245</text:p>
          </table:table-cell>
          <table:table-cell office:value-type="float" office:value="0.00543298" calcext:value-type="float">
            <text:p>0.00543298</text:p>
          </table:table-cell>
          <table:table-cell office:value-type="float" office:value="0.97694422" calcext:value-type="float">
            <text:p>0.97694422</text:p>
          </table:table-cell>
          <table:table-cell office:value-type="float" office:value="0.000000000002141" calcext:value-type="float">
            <text:p>2.14E-12</text:p>
          </table:table-cell>
          <table:table-cell office:value-type="float" office:value="0.0176228" calcext:value-type="float">
            <text:p>0.0176228</text:p>
          </table:table-cell>
          <table:table-cell office:value-type="float" office:value="0.00481097" calcext:value-type="float">
            <text:p>0.00481097</text:p>
          </table:table-cell>
          <table:table-cell office:value-type="float" office:value="0.000000000007679" calcext:value-type="float">
            <text:p>7.68E-12</text:p>
          </table:table-cell>
          <table:table-cell office:value-type="float" office:value="0.96931233" calcext:value-type="float">
            <text:p>0.96931233</text:p>
          </table:table-cell>
          <table:table-cell office:value-type="float" office:value="0.0258767" calcext:value-type="float">
            <text:p>0.02587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885913" calcext:value-type="float">
            <text:p>0.95885913</text:p>
          </table:table-cell>
          <table:table-cell office:value-type="float" office:value="0.00408845" calcext:value-type="float">
            <text:p>0.00408845</text:p>
          </table:table-cell>
          <table:table-cell office:value-type="float" office:value="0.02825046" calcext:value-type="float">
            <text:p>0.02825046</text:p>
          </table:table-cell>
          <table:table-cell office:value-type="float" office:value="0.00880195" calcext:value-type="float">
            <text:p>0.00880195</text:p>
          </table:table-cell>
          <table:table-cell office:value-type="float" office:value="0.00525826" calcext:value-type="float">
            <text:p>0.00525826</text:p>
          </table:table-cell>
          <table:table-cell office:value-type="float" office:value="0.97523408" calcext:value-type="float">
            <text:p>0.97523408</text:p>
          </table:table-cell>
          <table:table-cell office:value-type="float" office:value="0.000000000002272" calcext:value-type="float">
            <text:p>2.27E-12</text:p>
          </table:table-cell>
          <table:table-cell office:value-type="float" office:value="0.01950766" calcext:value-type="float">
            <text:p>0.01950766</text:p>
          </table:table-cell>
          <table:table-cell office:value-type="float" office:value="0.00438445" calcext:value-type="float">
            <text:p>0.00438445</text:p>
          </table:table-cell>
          <table:table-cell office:value-type="float" office:value="0.000000000007218" calcext:value-type="float">
            <text:p>7.22E-12</text:p>
          </table:table-cell>
          <table:table-cell office:value-type="float" office:value="0.9686433" calcext:value-type="float">
            <text:p>0.9686433</text:p>
          </table:table-cell>
          <table:table-cell office:value-type="float" office:value="0.02697225" calcext:value-type="float">
            <text:p>0.026972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491232" calcext:value-type="float">
            <text:p>0.95491232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0308105" calcext:value-type="float">
            <text:p>0.0308105</text:p>
          </table:table-cell>
          <table:table-cell office:value-type="float" office:value="0.01006419" calcext:value-type="float">
            <text:p>0.01006419</text:p>
          </table:table-cell>
          <table:table-cell office:value-type="float" office:value="0.00507186" calcext:value-type="float">
            <text:p>0.00507186</text:p>
          </table:table-cell>
          <table:table-cell office:value-type="float" office:value="0.97332475" calcext:value-type="float">
            <text:p>0.97332475</text:p>
          </table:table-cell>
          <table:table-cell office:value-type="float" office:value="0.0000000000024" calcext:value-type="float">
            <text:p>2.40E-12</text:p>
          </table:table-cell>
          <table:table-cell office:value-type="float" office:value="0.02160338" calcext:value-type="float">
            <text:p>0.02160338</text:p>
          </table:table-cell>
          <table:table-cell office:value-type="float" office:value="0.0039999" calcext:value-type="float">
            <text:p>0.0039999</text:p>
          </table:table-cell>
          <table:table-cell office:value-type="float" office:value="0.000000000006814" calcext:value-type="float">
            <text:p>6.81E-12</text:p>
          </table:table-cell>
          <table:table-cell office:value-type="float" office:value="0.96774854" calcext:value-type="float">
            <text:p>0.96774854</text:p>
          </table:table-cell>
          <table:table-cell office:value-type="float" office:value="0.02825156" calcext:value-type="float">
            <text:p>0.028251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055557" calcext:value-type="float">
            <text:p>0.95055557</text:p>
          </table:table-cell>
          <table:table-cell office:value-type="float" office:value="0.00435329" calcext:value-type="float">
            <text:p>0.00435329</text:p>
          </table:table-cell>
          <table:table-cell office:value-type="float" office:value="0.03354469" calcext:value-type="float">
            <text:p>0.03354469</text:p>
          </table:table-cell>
          <table:table-cell office:value-type="float" office:value="0.01154646" calcext:value-type="float">
            <text:p>0.01154646</text:p>
          </table:table-cell>
          <table:table-cell office:value-type="float" office:value="0.00487531" calcext:value-type="float">
            <text:p>0.00487531</text:p>
          </table:table-cell>
          <table:table-cell office:value-type="float" office:value="0.97119084" calcext:value-type="float">
            <text:p>0.97119084</text:p>
          </table:table-cell>
          <table:table-cell office:value-type="float" office:value="0.000000000002524" calcext:value-type="float">
            <text:p>2.52E-12</text:p>
          </table:table-cell>
          <table:table-cell office:value-type="float" office:value="0.02393385" calcext:value-type="float">
            <text:p>0.02393385</text:p>
          </table:table-cell>
          <table:table-cell office:value-type="float" office:value="0.00365282" calcext:value-type="float">
            <text:p>0.00365282</text:p>
          </table:table-cell>
          <table:table-cell office:value-type="float" office:value="0.000000000006459" calcext:value-type="float">
            <text:p>6.46E-12</text:p>
          </table:table-cell>
          <table:table-cell office:value-type="float" office:value="0.96661157" calcext:value-type="float">
            <text:p>0.96661157</text:p>
          </table:table-cell>
          <table:table-cell office:value-type="float" office:value="0.02973561" calcext:value-type="float">
            <text:p>0.029735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574178" calcext:value-type="float">
            <text:p>0.94574178</text:p>
          </table:table-cell>
          <table:table-cell office:value-type="float" office:value="0.00451038" calcext:value-type="float">
            <text:p>0.00451038</text:p>
          </table:table-cell>
          <table:table-cell office:value-type="float" office:value="0.03645662" calcext:value-type="float">
            <text:p>0.03645662</text:p>
          </table:table-cell>
          <table:table-cell office:value-type="float" office:value="0.01329122" calcext:value-type="float">
            <text:p>0.01329122</text:p>
          </table:table-cell>
          <table:table-cell office:value-type="float" office:value="0.00467018" calcext:value-type="float">
            <text:p>0.00467018</text:p>
          </table:table-cell>
          <table:table-cell office:value-type="float" office:value="0.96880426" calcext:value-type="float">
            <text:p>0.96880426</text:p>
          </table:table-cell>
          <table:table-cell office:value-type="float" office:value="0.000000000002641" calcext:value-type="float">
            <text:p>2.64E-12</text:p>
          </table:table-cell>
          <table:table-cell office:value-type="float" office:value="0.02652556" calcext:value-type="float">
            <text:p>0.02652556</text:p>
          </table:table-cell>
          <table:table-cell office:value-type="float" office:value="0.00333919" calcext:value-type="float">
            <text:p>0.00333919</text:p>
          </table:table-cell>
          <table:table-cell office:value-type="float" office:value="0.000000000006149" calcext:value-type="float">
            <text:p>6.15E-12</text:p>
          </table:table-cell>
          <table:table-cell office:value-type="float" office:value="0.96521153" calcext:value-type="float">
            <text:p>0.96521153</text:p>
          </table:table-cell>
          <table:table-cell office:value-type="float" office:value="0.03144928" calcext:value-type="float">
            <text:p>0.031449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041657" calcext:value-type="float">
            <text:p>0.94041657</text:p>
          </table:table-cell>
          <table:table-cell office:value-type="float" office:value="0.00468543" calcext:value-type="float">
            <text:p>0.00468543</text:p>
          </table:table-cell>
          <table:table-cell office:value-type="float" office:value="0.03954834" calcext:value-type="float">
            <text:p>0.03954834</text:p>
          </table:table-cell>
          <table:table-cell office:value-type="float" office:value="0.01534966" calcext:value-type="float">
            <text:p>0.01534966</text:p>
          </table:table-cell>
          <table:table-cell office:value-type="float" office:value="0.00445806" calcext:value-type="float">
            <text:p>0.00445806</text:p>
          </table:table-cell>
          <table:table-cell office:value-type="float" office:value="0.96613412" calcext:value-type="float">
            <text:p>0.96613412</text:p>
          </table:table-cell>
          <table:table-cell office:value-type="float" office:value="0.00000000000275" calcext:value-type="float">
            <text:p>2.75E-12</text:p>
          </table:table-cell>
          <table:table-cell office:value-type="float" office:value="0.02940782" calcext:value-type="float">
            <text:p>0.02940782</text:p>
          </table:table-cell>
          <table:table-cell office:value-type="float" office:value="0.00305546" calcext:value-type="float">
            <text:p>0.00305546</text:p>
          </table:table-cell>
          <table:table-cell office:value-type="float" office:value="0.000000000005878" calcext:value-type="float">
            <text:p>5.88E-12</text:p>
          </table:table-cell>
          <table:table-cell office:value-type="float" office:value="0.96352258" calcext:value-type="float">
            <text:p>0.96352258</text:p>
          </table:table-cell>
          <table:table-cell office:value-type="float" office:value="0.03342197" calcext:value-type="float">
            <text:p>0.03342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451688" calcext:value-type="float">
            <text:p>0.93451688</text:p>
          </table:table-cell>
          <table:table-cell office:value-type="float" office:value="0.00487971" calcext:value-type="float">
            <text:p>0.00487971</text:p>
          </table:table-cell>
          <table:table-cell office:value-type="float" office:value="0.04281993" calcext:value-type="float">
            <text:p>0.04281993</text:p>
          </table:table-cell>
          <table:table-cell office:value-type="float" office:value="0.01778347" calcext:value-type="float">
            <text:p>0.01778347</text:p>
          </table:table-cell>
          <table:table-cell office:value-type="float" office:value="0.00424056" calcext:value-type="float">
            <text:p>0.00424056</text:p>
          </table:table-cell>
          <table:table-cell office:value-type="float" office:value="0.96314641" calcext:value-type="float">
            <text:p>0.96314641</text:p>
          </table:table-cell>
          <table:table-cell office:value-type="float" office:value="0.00000000000285" calcext:value-type="float">
            <text:p>2.85E-12</text:p>
          </table:table-cell>
          <table:table-cell office:value-type="float" office:value="0.03261303" calcext:value-type="float">
            <text:p>0.03261303</text:p>
          </table:table-cell>
          <table:table-cell office:value-type="float" office:value="0.00279846" calcext:value-type="float">
            <text:p>0.00279846</text:p>
          </table:table-cell>
          <table:table-cell office:value-type="float" office:value="0.000000000005642" calcext:value-type="float">
            <text:p>5.64E-12</text:p>
          </table:table-cell>
          <table:table-cell office:value-type="float" office:value="0.96151326" calcext:value-type="float">
            <text:p>0.96151326</text:p>
          </table:table-cell>
          <table:table-cell office:value-type="float" office:value="0.03568828" calcext:value-type="float">
            <text:p>0.035688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96939" calcext:value-type="float">
            <text:p>0.92796939</text:p>
          </table:table-cell>
          <table:table-cell office:value-type="float" office:value="0.00509456" calcext:value-type="float">
            <text:p>0.00509456</text:p>
          </table:table-cell>
          <table:table-cell office:value-type="float" office:value="0.04626897" calcext:value-type="float">
            <text:p>0.04626897</text:p>
          </table:table-cell>
          <table:table-cell office:value-type="float" office:value="0.02066708" calcext:value-type="float">
            <text:p>0.02066708</text:p>
          </table:table-cell>
          <table:table-cell office:value-type="float" office:value="0.00401927" calcext:value-type="float">
            <text:p>0.00401927</text:p>
          </table:table-cell>
          <table:table-cell office:value-type="float" office:value="0.95980385" calcext:value-type="float">
            <text:p>0.95980385</text:p>
          </table:table-cell>
          <table:table-cell office:value-type="float" office:value="0.00000000000294" calcext:value-type="float">
            <text:p>2.94E-12</text:p>
          </table:table-cell>
          <table:table-cell office:value-type="float" office:value="0.03617688" calcext:value-type="float">
            <text:p>0.03617688</text:p>
          </table:table-cell>
          <table:table-cell office:value-type="float" office:value="0.00256537" calcext:value-type="float">
            <text:p>0.00256537</text:p>
          </table:table-cell>
          <table:table-cell office:value-type="float" office:value="0.000000000005438" calcext:value-type="float">
            <text:p>5.44E-12</text:p>
          </table:table-cell>
          <table:table-cell office:value-type="float" office:value="0.95914567" calcext:value-type="float">
            <text:p>0.95914567</text:p>
          </table:table-cell>
          <table:table-cell office:value-type="float" office:value="0.03828896" calcext:value-type="float">
            <text:p>0.038288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068854" calcext:value-type="float">
            <text:p>0.92068854</text:p>
          </table:table-cell>
          <table:table-cell office:value-type="float" office:value="0.00533139" calcext:value-type="float">
            <text:p>0.00533139</text:p>
          </table:table-cell>
          <table:table-cell office:value-type="float" office:value="0.04988993" calcext:value-type="float">
            <text:p>0.04988993</text:p>
          </table:table-cell>
          <table:table-cell office:value-type="float" office:value="0.02409014" calcext:value-type="float">
            <text:p>0.02409014</text:p>
          </table:table-cell>
          <table:table-cell office:value-type="float" office:value="0.00379575" calcext:value-type="float">
            <text:p>0.00379575</text:p>
          </table:table-cell>
          <table:table-cell office:value-type="float" office:value="0.95606561" calcext:value-type="float">
            <text:p>0.95606561</text:p>
          </table:table-cell>
          <table:table-cell office:value-type="float" office:value="0.000000000003017" calcext:value-type="float">
            <text:p>3.02E-12</text:p>
          </table:table-cell>
          <table:table-cell office:value-type="float" office:value="0.04013864" calcext:value-type="float">
            <text:p>0.04013864</text:p>
          </table:table-cell>
          <table:table-cell office:value-type="float" office:value="0.00235369" calcext:value-type="float">
            <text:p>0.00235369</text:p>
          </table:table-cell>
          <table:table-cell office:value-type="float" office:value="0.000000000005263" calcext:value-type="float">
            <text:p>5.26E-12</text:p>
          </table:table-cell>
          <table:table-cell office:value-type="float" office:value="0.95637445" calcext:value-type="float">
            <text:p>0.95637445</text:p>
          </table:table-cell>
          <table:table-cell office:value-type="float" office:value="0.04127186" calcext:value-type="float">
            <text:p>0.041271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257443" calcext:value-type="float">
            <text:p>0.91257443</text:p>
          </table:table-cell>
          <table:table-cell office:value-type="float" office:value="0.00559164" calcext:value-type="float">
            <text:p>0.00559164</text:p>
          </table:table-cell>
          <table:table-cell office:value-type="float" office:value="0.05367339" calcext:value-type="float">
            <text:p>0.05367339</text:p>
          </table:table-cell>
          <table:table-cell office:value-type="float" office:value="0.02816053" calcext:value-type="float">
            <text:p>0.02816053</text:p>
          </table:table-cell>
          <table:table-cell office:value-type="float" office:value="0.00357151" calcext:value-type="float">
            <text:p>0.00357151</text:p>
          </table:table-cell>
          <table:table-cell office:value-type="float" office:value="0.95188717" calcext:value-type="float">
            <text:p>0.95188717</text:p>
          </table:table-cell>
          <table:table-cell office:value-type="float" office:value="0.000000000003081" calcext:value-type="float">
            <text:p>3.08E-12</text:p>
          </table:table-cell>
          <table:table-cell office:value-type="float" office:value="0.04454132" calcext:value-type="float">
            <text:p>0.04454132</text:p>
          </table:table-cell>
          <table:table-cell office:value-type="float" office:value="0.00216118" calcext:value-type="float">
            <text:p>0.00216118</text:p>
          </table:table-cell>
          <table:table-cell office:value-type="float" office:value="0.000000000005113" calcext:value-type="float">
            <text:p>5.11E-12</text:p>
          </table:table-cell>
          <table:table-cell office:value-type="float" office:value="0.95314568" calcext:value-type="float">
            <text:p>0.95314568</text:p>
          </table:table-cell>
          <table:table-cell office:value-type="float" office:value="0.04469314" calcext:value-type="float">
            <text:p>0.044693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351033" calcext:value-type="float">
            <text:p>0.90351033</text:p>
          </table:table-cell>
          <table:table-cell office:value-type="float" office:value="0.00587674" calcext:value-type="float">
            <text:p>0.00587674</text:p>
          </table:table-cell>
          <table:table-cell office:value-type="float" office:value="0.05760511" calcext:value-type="float">
            <text:p>0.05760511</text:p>
          </table:table-cell>
          <table:table-cell office:value-type="float" office:value="0.03300782" calcext:value-type="float">
            <text:p>0.03300782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94722006" calcext:value-type="float">
            <text:p>0.94722006</text:p>
          </table:table-cell>
          <table:table-cell office:value-type="float" office:value="0.000000000003131" calcext:value-type="float">
            <text:p>3.13E-12</text:p>
          </table:table-cell>
          <table:table-cell office:value-type="float" office:value="0.04943194" calcext:value-type="float">
            <text:p>0.04943194</text:p>
          </table:table-cell>
          <table:table-cell office:value-type="float" office:value="0.00198583" calcext:value-type="float">
            <text:p>0.00198583</text:p>
          </table:table-cell>
          <table:table-cell office:value-type="float" office:value="0.000000000004987" calcext:value-type="float">
            <text:p>4.99E-12</text:p>
          </table:table-cell>
          <table:table-cell office:value-type="float" office:value="0.94939555" calcext:value-type="float">
            <text:p>0.94939555</text:p>
          </table:table-cell>
          <table:table-cell office:value-type="float" office:value="0.04861862" calcext:value-type="float">
            <text:p>0.048618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336007" calcext:value-type="float">
            <text:p>0.89336007</text:p>
          </table:table-cell>
          <table:table-cell office:value-type="float" office:value="0.006188" calcext:value-type="float">
            <text:p>0.006188</text:p>
          </table:table-cell>
          <table:table-cell office:value-type="float" office:value="0.06166492" calcext:value-type="float">
            <text:p>0.06166492</text:p>
          </table:table-cell>
          <table:table-cell office:value-type="float" office:value="0.03878701" calcext:value-type="float">
            <text:p>0.03878701</text:p>
          </table:table-cell>
          <table:table-cell office:value-type="float" office:value="0.00312658" calcext:value-type="float">
            <text:p>0.00312658</text:p>
          </table:table-cell>
          <table:table-cell office:value-type="float" office:value="0.94201179" calcext:value-type="float">
            <text:p>0.94201179</text:p>
          </table:table-cell>
          <table:table-cell office:value-type="float" office:value="0.000000000003166" calcext:value-type="float">
            <text:p>3.17E-12</text:p>
          </table:table-cell>
          <table:table-cell office:value-type="float" office:value="0.05486163" calcext:value-type="float">
            <text:p>0.05486163</text:p>
          </table:table-cell>
          <table:table-cell office:value-type="float" office:value="0.00182585" calcext:value-type="float">
            <text:p>0.00182585</text:p>
          </table:table-cell>
          <table:table-cell office:value-type="float" office:value="0.000000000004883" calcext:value-type="float">
            <text:p>4.88E-12</text:p>
          </table:table-cell>
          <table:table-cell office:value-type="float" office:value="0.94504878" calcext:value-type="float">
            <text:p>0.94504878</text:p>
          </table:table-cell>
          <table:table-cell office:value-type="float" office:value="0.05312538" calcext:value-type="float">
            <text:p>0.053125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196529" calcext:value-type="float">
            <text:p>0.88196529</text:p>
          </table:table-cell>
          <table:table-cell office:value-type="float" office:value="0.00652656" calcext:value-type="float">
            <text:p>0.00652656</text:p>
          </table:table-cell>
          <table:table-cell office:value-type="float" office:value="0.0658254" calcext:value-type="float">
            <text:p>0.0658254</text:p>
          </table:table-cell>
          <table:table-cell office:value-type="float" office:value="0.04568276" calcext:value-type="float">
            <text:p>0.04568276</text:p>
          </table:table-cell>
          <table:table-cell office:value-type="float" office:value="0.00290855" calcext:value-type="float">
            <text:p>0.00290855</text:p>
          </table:table-cell>
          <table:table-cell office:value-type="float" office:value="0.9362057" calcext:value-type="float">
            <text:p>0.9362057</text:p>
          </table:table-cell>
          <table:table-cell office:value-type="float" office:value="0.000000000003184" calcext:value-type="float">
            <text:p>3.18E-12</text:p>
          </table:table-cell>
          <table:table-cell office:value-type="float" office:value="0.06088575" calcext:value-type="float">
            <text:p>0.06088575</text:p>
          </table:table-cell>
          <table:table-cell office:value-type="float" office:value="0.00167964" calcext:value-type="float">
            <text:p>0.00167964</text:p>
          </table:table-cell>
          <table:table-cell office:value-type="float" office:value="0.000000000004799" calcext:value-type="float">
            <text:p>4.80E-12</text:p>
          </table:table-cell>
          <table:table-cell office:value-type="float" office:value="0.94001692" calcext:value-type="float">
            <text:p>0.94001692</text:p>
          </table:table-cell>
          <table:table-cell office:value-type="float" office:value="0.05830344" calcext:value-type="float">
            <text:p>0.058303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1429" calcext:value-type="float">
            <text:p>0.8691429</text:p>
          </table:table-cell>
          <table:table-cell office:value-type="float" office:value="0.00689321" calcext:value-type="float">
            <text:p>0.00689321</text:p>
          </table:table-cell>
          <table:table-cell office:value-type="float" office:value="0.07005032" calcext:value-type="float">
            <text:p>0.07005032</text:p>
          </table:table-cell>
          <table:table-cell office:value-type="float" office:value="0.05391357" calcext:value-type="float">
            <text:p>0.05391357</text:p>
          </table:table-cell>
          <table:table-cell office:value-type="float" office:value="0.00269506" calcext:value-type="float">
            <text:p>0.00269506</text:p>
          </table:table-cell>
          <table:table-cell office:value-type="float" office:value="0.92974102" calcext:value-type="float">
            <text:p>0.92974102</text:p>
          </table:table-cell>
          <table:table-cell office:value-type="float" office:value="0.000000000003186" calcext:value-type="float">
            <text:p>3.19E-12</text:p>
          </table:table-cell>
          <table:table-cell office:value-type="float" office:value="0.06756392" calcext:value-type="float">
            <text:p>0.06756392</text:p>
          </table:table-cell>
          <table:table-cell office:value-type="float" office:value="0.00154576" calcext:value-type="float">
            <text:p>0.00154576</text:p>
          </table:table-cell>
          <table:table-cell office:value-type="float" office:value="0.000000000004734" calcext:value-type="float">
            <text:p>4.73E-12</text:p>
          </table:table-cell>
          <table:table-cell office:value-type="float" office:value="0.93419644" calcext:value-type="float">
            <text:p>0.93419644</text:p>
          </table:table-cell>
          <table:table-cell office:value-type="float" office:value="0.0642578" calcext:value-type="float">
            <text:p>0.06425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468309" calcext:value-type="float">
            <text:p>0.85468309</text:p>
          </table:table-cell>
          <table:table-cell office:value-type="float" office:value="0.00728822" calcext:value-type="float">
            <text:p>0.00728822</text:p>
          </table:table-cell>
          <table:table-cell office:value-type="float" office:value="0.07429294" calcext:value-type="float">
            <text:p>0.07429294</text:p>
          </table:table-cell>
          <table:table-cell office:value-type="float" office:value="0.06373575" calcext:value-type="float">
            <text:p>0.06373575</text:p>
          </table:table-cell>
          <table:table-cell office:value-type="float" office:value="0.00248721" calcext:value-type="float">
            <text:p>0.00248721</text:p>
          </table:table-cell>
          <table:table-cell office:value-type="float" office:value="0.92255289" calcext:value-type="float">
            <text:p>0.92255289</text:p>
          </table:table-cell>
          <table:table-cell office:value-type="float" office:value="0.000000000003171" calcext:value-type="float">
            <text:p>3.17E-12</text:p>
          </table:table-cell>
          <table:table-cell office:value-type="float" office:value="0.0749599" calcext:value-type="float">
            <text:p>0.0749599</text:p>
          </table:table-cell>
          <table:table-cell office:value-type="float" office:value="0.00142291" calcext:value-type="float">
            <text:p>0.00142291</text:p>
          </table:table-cell>
          <table:table-cell office:value-type="float" office:value="0.000000000004685" calcext:value-type="float">
            <text:p>4.69E-12</text:p>
          </table:table-cell>
          <table:table-cell office:value-type="float" office:value="0.92746662" calcext:value-type="float">
            <text:p>0.92746662</text:p>
          </table:table-cell>
          <table:table-cell office:value-type="float" office:value="0.07111046" calcext:value-type="float">
            <text:p>0.071110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3834838" calcext:value-type="float">
            <text:p>0.83834838</text:p>
          </table:table-cell>
          <table:table-cell office:value-type="float" office:value="0.00771109" calcext:value-type="float">
            <text:p>0.00771109</text:p>
          </table:table-cell>
          <table:table-cell office:value-type="float" office:value="0.07849412" calcext:value-type="float">
            <text:p>0.07849412</text:p>
          </table:table-cell>
          <table:table-cell office:value-type="float" office:value="0.07544641" calcext:value-type="float">
            <text:p>0.07544641</text:p>
          </table:table-cell>
          <table:table-cell office:value-type="float" office:value="0.00228594" calcext:value-type="float">
            <text:p>0.00228594</text:p>
          </table:table-cell>
          <table:table-cell office:value-type="float" office:value="0.91457267" calcext:value-type="float">
            <text:p>0.91457267</text:p>
          </table:table-cell>
          <table:table-cell office:value-type="float" office:value="0.000000000003139" calcext:value-type="float">
            <text:p>3.14E-12</text:p>
          </table:table-cell>
          <table:table-cell office:value-type="float" office:value="0.08314139" calcext:value-type="float">
            <text:p>0.08314139</text:p>
          </table:table-cell>
          <table:table-cell office:value-type="float" office:value="0.00130994" calcext:value-type="float">
            <text:p>0.00130994</text:p>
          </table:table-cell>
          <table:table-cell office:value-type="float" office:value="0.000000000004652" calcext:value-type="float">
            <text:p>4.65E-12</text:p>
          </table:table-cell>
          <table:table-cell office:value-type="float" office:value="0.91968745" calcext:value-type="float">
            <text:p>0.91968745</text:p>
          </table:table-cell>
          <table:table-cell office:value-type="float" office:value="0.07900261" calcext:value-type="float">
            <text:p>0.079002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987481" calcext:value-type="float">
            <text:p>0.81987481</text:p>
          </table:table-cell>
          <table:table-cell office:value-type="float" office:value="0.00816023" calcext:value-type="float">
            <text:p>0.00816023</text:p>
          </table:table-cell>
          <table:table-cell office:value-type="float" office:value="0.08258037" calcext:value-type="float">
            <text:p>0.08258037</text:p>
          </table:table-cell>
          <table:table-cell office:value-type="float" office:value="0.0893846" calcext:value-type="float">
            <text:p>0.0893846</text:p>
          </table:table-cell>
          <table:table-cell office:value-type="float" office:value="0.00209209" calcext:value-type="float">
            <text:p>0.00209209</text:p>
          </table:table-cell>
          <table:table-cell office:value-type="float" office:value="0.90572832" calcext:value-type="float">
            <text:p>0.90572832</text:p>
          </table:table-cell>
          <table:table-cell office:value-type="float" office:value="0.000000000003091" calcext:value-type="float">
            <text:p>3.09E-12</text:p>
          </table:table-cell>
          <table:table-cell office:value-type="float" office:value="0.09217959" calcext:value-type="float">
            <text:p>0.09217959</text:p>
          </table:table-cell>
          <table:table-cell office:value-type="float" office:value="0.00120578" calcext:value-type="float">
            <text:p>0.00120578</text:p>
          </table:table-cell>
          <table:table-cell office:value-type="float" office:value="0.000000000004634" calcext:value-type="float">
            <text:p>4.63E-12</text:p>
          </table:table-cell>
          <table:table-cell office:value-type="float" office:value="0.91069751" calcext:value-type="float">
            <text:p>0.91069751</text:p>
          </table:table-cell>
          <table:table-cell office:value-type="float" office:value="0.08809672" calcext:value-type="float">
            <text:p>0.088096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897615" calcext:value-type="float">
            <text:p>0.79897615</text:p>
          </table:table-cell>
          <table:table-cell office:value-type="float" office:value="0.00863257" calcext:value-type="float">
            <text:p>0.00863257</text:p>
          </table:table-cell>
          <table:table-cell office:value-type="float" office:value="0.08646222" calcext:value-type="float">
            <text:p>0.08646222</text:p>
          </table:table-cell>
          <table:table-cell office:value-type="float" office:value="0.10592905" calcext:value-type="float">
            <text:p>0.10592905</text:p>
          </table:table-cell>
          <table:table-cell office:value-type="float" office:value="0.00190639" calcext:value-type="float">
            <text:p>0.00190639</text:p>
          </table:table-cell>
          <table:table-cell office:value-type="float" office:value="0.89594502" calcext:value-type="float">
            <text:p>0.89594502</text:p>
          </table:table-cell>
          <table:table-cell office:value-type="float" office:value="0.000000000003026" calcext:value-type="float">
            <text:p>3.03E-12</text:p>
          </table:table-cell>
          <table:table-cell office:value-type="float" office:value="0.10214859" calcext:value-type="float">
            <text:p>0.10214859</text:p>
          </table:table-cell>
          <table:table-cell office:value-type="float" office:value="0.00110949" calcext:value-type="float">
            <text:p>0.00110949</text:p>
          </table:table-cell>
          <table:table-cell office:value-type="float" office:value="0.000000000004629" calcext:value-type="float">
            <text:p>4.63E-12</text:p>
          </table:table-cell>
          <table:table-cell office:value-type="float" office:value="0.90031217" calcext:value-type="float">
            <text:p>0.90031217</text:p>
          </table:table-cell>
          <table:table-cell office:value-type="float" office:value="0.09857834" calcext:value-type="float">
            <text:p>0.098578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7535299" calcext:value-type="float">
            <text:p>0.77535299</text:p>
          </table:table-cell>
          <table:table-cell office:value-type="float" office:value="0.00912318" calcext:value-type="float">
            <text:p>0.00912318</text:p>
          </table:table-cell>
          <table:table-cell office:value-type="float" office:value="0.09003305" calcext:value-type="float">
            <text:p>0.09003305</text:p>
          </table:table-cell>
          <table:table-cell office:value-type="float" office:value="0.12549078" calcext:value-type="float">
            <text:p>0.12549078</text:p>
          </table:table-cell>
          <table:table-cell office:value-type="float" office:value="0.00172944" calcext:value-type="float">
            <text:p>0.00172944</text:p>
          </table:table-cell>
          <table:table-cell office:value-type="float" office:value="0.88514607" calcext:value-type="float">
            <text:p>0.88514607</text:p>
          </table:table-cell>
          <table:table-cell office:value-type="float" office:value="0.000000000002946" calcext:value-type="float">
            <text:p>2.95E-12</text:p>
          </table:table-cell>
          <table:table-cell office:value-type="float" office:value="0.11312449" calcext:value-type="float">
            <text:p>0.11312449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0.000000000004635" calcext:value-type="float">
            <text:p>4.64E-12</text:p>
          </table:table-cell>
          <table:table-cell office:value-type="float" office:value="0.88832245" calcext:value-type="float">
            <text:p>0.88832245</text:p>
          </table:table-cell>
          <table:table-cell office:value-type="float" office:value="0.11065734" calcext:value-type="float">
            <text:p>0.110657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4870812" calcext:value-type="float">
            <text:p>0.74870812</text:p>
          </table:table-cell>
          <table:table-cell office:value-type="float" office:value="0.00962473" calcext:value-type="float">
            <text:p>0.00962473</text:p>
          </table:table-cell>
          <table:table-cell office:value-type="float" office:value="0.09316901" calcext:value-type="float">
            <text:p>0.09316901</text:p>
          </table:table-cell>
          <table:table-cell office:value-type="float" office:value="0.14849814" calcext:value-type="float">
            <text:p>0.14849814</text:p>
          </table:table-cell>
          <table:table-cell office:value-type="float" office:value="0.00156172" calcext:value-type="float">
            <text:p>0.00156172</text:p>
          </table:table-cell>
          <table:table-cell office:value-type="float" office:value="0.87325412" calcext:value-type="float">
            <text:p>0.87325412</text:p>
          </table:table-cell>
          <table:table-cell office:value-type="float" office:value="0.000000000002851" calcext:value-type="float">
            <text:p>2.85E-12</text:p>
          </table:table-cell>
          <table:table-cell office:value-type="float" office:value="0.12518417" calcext:value-type="float">
            <text:p>0.12518417</text:p>
          </table:table-cell>
          <table:table-cell office:value-type="float" office:value="0.00093717" calcext:value-type="float">
            <text:p>0.00093717</text:p>
          </table:table-cell>
          <table:table-cell office:value-type="float" office:value="0.000000000004652" calcext:value-type="float">
            <text:p>4.65E-12</text:p>
          </table:table-cell>
          <table:table-cell office:value-type="float" office:value="0.87449483" calcext:value-type="float">
            <text:p>0.87449483</text:p>
          </table:table-cell>
          <table:table-cell office:value-type="float" office:value="0.12456799" calcext:value-type="float">
            <text:p>0.124567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877027" calcext:value-type="float">
            <text:p>0.71877027</text:p>
          </table:table-cell>
          <table:table-cell office:value-type="float" office:value="0.01012707" calcext:value-type="float">
            <text:p>0.01012707</text:p>
          </table:table-cell>
          <table:table-cell office:value-type="float" office:value="0.0957309" calcext:value-type="float">
            <text:p>0.0957309</text:p>
          </table:table-cell>
          <table:table-cell office:value-type="float" office:value="0.17537177" calcext:value-type="float">
            <text:p>0.17537177</text:p>
          </table:table-cell>
          <table:table-cell office:value-type="float" office:value="0.00140359" calcext:value-type="float">
            <text:p>0.00140359</text:p>
          </table:table-cell>
          <table:table-cell office:value-type="float" office:value="0.86019262" calcext:value-type="float">
            <text:p>0.86019262</text:p>
          </table:table-cell>
          <table:table-cell office:value-type="float" office:value="0.000000000002742" calcext:value-type="float">
            <text:p>2.74E-12</text:p>
          </table:table-cell>
          <table:table-cell office:value-type="float" office:value="0.13840379" calcext:value-type="float">
            <text:p>0.13840379</text:p>
          </table:table-cell>
          <table:table-cell office:value-type="float" office:value="0.00085968" calcext:value-type="float">
            <text:p>0.00085968</text:p>
          </table:table-cell>
          <table:table-cell office:value-type="float" office:value="0.000000000004677" calcext:value-type="float">
            <text:p>4.68E-12</text:p>
          </table:table-cell>
          <table:table-cell office:value-type="float" office:value="0.85857297" calcext:value-type="float">
            <text:p>0.85857297</text:p>
          </table:table-cell>
          <table:table-cell office:value-type="float" office:value="0.14056735" calcext:value-type="float">
            <text:p>0.140567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532716" calcext:value-type="float">
            <text:p>0.68532716</text:p>
          </table:table-cell>
          <table:table-cell office:value-type="float" office:value="0.0106169" calcext:value-type="float">
            <text:p>0.0106169</text:p>
          </table:table-cell>
          <table:table-cell office:value-type="float" office:value="0.0975685" calcext:value-type="float">
            <text:p>0.0975685</text:p>
          </table:table-cell>
          <table:table-cell office:value-type="float" office:value="0.20648744" calcext:value-type="float">
            <text:p>0.20648744</text:p>
          </table:table-cell>
          <table:table-cell office:value-type="float" office:value="0.00125531" calcext:value-type="float">
            <text:p>0.00125531</text:p>
          </table:table-cell>
          <table:table-cell office:value-type="float" office:value="0.8458878" calcext:value-type="float">
            <text:p>0.8458878</text:p>
          </table:table-cell>
          <table:table-cell office:value-type="float" office:value="0.000000000002621" calcext:value-type="float">
            <text:p>2.62E-12</text:p>
          </table:table-cell>
          <table:table-cell office:value-type="float" office:value="0.15285689" calcext:value-type="float">
            <text:p>0.15285689</text:p>
          </table:table-cell>
          <table:table-cell office:value-type="float" office:value="0.00078711" calcext:value-type="float">
            <text:p>0.00078711</text:p>
          </table:table-cell>
          <table:table-cell office:value-type="float" office:value="0.000000000004708" calcext:value-type="float">
            <text:p>4.71E-12</text:p>
          </table:table-cell>
          <table:table-cell office:value-type="float" office:value="0.84028186" calcext:value-type="float">
            <text:p>0.84028186</text:p>
          </table:table-cell>
          <table:table-cell office:value-type="float" office:value="0.15893103" calcext:value-type="float">
            <text:p>0.15893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4826779" calcext:value-type="float">
            <text:p>0.64826779</text:p>
          </table:table-cell>
          <table:table-cell office:value-type="float" office:value="0.01107768" calcext:value-type="float">
            <text:p>0.01107768</text:p>
          </table:table-cell>
          <table:table-cell office:value-type="float" office:value="0.09852862" calcext:value-type="float">
            <text:p>0.09852862</text:p>
          </table:table-cell>
          <table:table-cell office:value-type="float" office:value="0.24212591" calcext:value-type="float">
            <text:p>0.24212591</text:p>
          </table:table-cell>
          <table:table-cell office:value-type="float" office:value="0.00111703" calcext:value-type="float">
            <text:p>0.00111703</text:p>
          </table:table-cell>
          <table:table-cell office:value-type="float" office:value="0.83027097" calcext:value-type="float">
            <text:p>0.83027097</text:p>
          </table:table-cell>
          <table:table-cell office:value-type="float" office:value="0.00000000000249" calcext:value-type="float">
            <text:p>2.49E-12</text:p>
          </table:table-cell>
          <table:table-cell office:value-type="float" office:value="0.16861201" calcext:value-type="float">
            <text:p>0.16861201</text:p>
          </table:table-cell>
          <table:table-cell office:value-type="float" office:value="0.00071891" calcext:value-type="float">
            <text:p>0.00071891</text:p>
          </table:table-cell>
          <table:table-cell office:value-type="float" office:value="0.000000000004743" calcext:value-type="float">
            <text:p>4.74E-12</text:p>
          </table:table-cell>
          <table:table-cell office:value-type="float" office:value="0.81933579" calcext:value-type="float">
            <text:p>0.81933579</text:p>
          </table:table-cell>
          <table:table-cell office:value-type="float" office:value="0.1799453" calcext:value-type="float">
            <text:p>0.17994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763114" calcext:value-type="float">
            <text:p>0.60763114</text:p>
          </table:table-cell>
          <table:table-cell office:value-type="float" office:value="0.01148994" calcext:value-type="float">
            <text:p>0.01148994</text:p>
          </table:table-cell>
          <table:table-cell office:value-type="float" office:value="0.09846703" calcext:value-type="float">
            <text:p>0.09846703</text:p>
          </table:table-cell>
          <table:table-cell office:value-type="float" office:value="0.28241189" calcext:value-type="float">
            <text:p>0.28241189</text:p>
          </table:table-cell>
          <table:table-cell office:value-type="float" office:value="0.00098878" calcext:value-type="float">
            <text:p>0.00098878</text:p>
          </table:table-cell>
          <table:table-cell office:value-type="float" office:value="0.81328116" calcext:value-type="float">
            <text:p>0.81328116</text:p>
          </table:table-cell>
          <table:table-cell office:value-type="float" office:value="0.00000000000235" calcext:value-type="float">
            <text:p>2.35E-12</text:p>
          </table:table-cell>
          <table:table-cell office:value-type="float" office:value="0.18573006" calcext:value-type="float">
            <text:p>0.18573006</text:p>
          </table:table-cell>
          <table:table-cell office:value-type="float" office:value="0.00065461" calcext:value-type="float">
            <text:p>0.00065461</text:p>
          </table:table-cell>
          <table:table-cell office:value-type="float" office:value="0.000000000004779" calcext:value-type="float">
            <text:p>4.78E-12</text:p>
          </table:table-cell>
          <table:table-cell office:value-type="float" office:value="0.79545099" calcext:value-type="float">
            <text:p>0.79545099</text:p>
          </table:table-cell>
          <table:table-cell office:value-type="float" office:value="0.2038944" calcext:value-type="float">
            <text:p>0.20389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365511" calcext:value-type="float">
            <text:p>0.56365511</text:p>
          </table:table-cell>
          <table:table-cell office:value-type="float" office:value="0.01183213" calcext:value-type="float">
            <text:p>0.01183213</text:p>
          </table:table-cell>
          <table:table-cell office:value-type="float" office:value="0.09726435" calcext:value-type="float">
            <text:p>0.09726435</text:p>
          </table:table-cell>
          <table:table-cell office:value-type="float" office:value="0.3272484" calcext:value-type="float">
            <text:p>0.3272484</text:p>
          </table:table-cell>
          <table:table-cell office:value-type="float" office:value="0.00087053" calcext:value-type="float">
            <text:p>0.00087053</text:p>
          </table:table-cell>
          <table:table-cell office:value-type="float" office:value="0.79486825" calcext:value-type="float">
            <text:p>0.79486825</text:p>
          </table:table-cell>
          <table:table-cell office:value-type="float" office:value="0.000000000002203" calcext:value-type="float">
            <text:p>2.20E-12</text:p>
          </table:table-cell>
          <table:table-cell office:value-type="float" office:value="0.20426122" calcext:value-type="float">
            <text:p>0.20426122</text:p>
          </table:table-cell>
          <table:table-cell office:value-type="float" office:value="0.00059381" calcext:value-type="float">
            <text:p>0.00059381</text:p>
          </table:table-cell>
          <table:table-cell office:value-type="float" office:value="0.000000000004813" calcext:value-type="float">
            <text:p>4.81E-12</text:p>
          </table:table-cell>
          <table:table-cell office:value-type="float" office:value="0.76836429" calcext:value-type="float">
            <text:p>0.76836429</text:p>
          </table:table-cell>
          <table:table-cell office:value-type="float" office:value="0.2310419" calcext:value-type="float">
            <text:p>0.23104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681544" calcext:value-type="float">
            <text:p>0.51681544</text:p>
          </table:table-cell>
          <table:table-cell office:value-type="float" office:value="0.01208219" calcext:value-type="float">
            <text:p>0.01208219</text:p>
          </table:table-cell>
          <table:table-cell office:value-type="float" office:value="0.09484441" calcext:value-type="float">
            <text:p>0.09484441</text:p>
          </table:table-cell>
          <table:table-cell office:value-type="float" office:value="0.37625796" calcext:value-type="float">
            <text:p>0.37625796</text:p>
          </table:table-cell>
          <table:table-cell office:value-type="float" office:value="0.00076213" calcext:value-type="float">
            <text:p>0.00076213</text:p>
          </table:table-cell>
          <table:table-cell office:value-type="float" office:value="0.77499631" calcext:value-type="float">
            <text:p>0.77499631</text:p>
          </table:table-cell>
          <table:table-cell office:value-type="float" office:value="0.000000000002052" calcext:value-type="float">
            <text:p>2.05E-12</text:p>
          </table:table-cell>
          <table:table-cell office:value-type="float" office:value="0.22424157" calcext:value-type="float">
            <text:p>0.22424157</text:p>
          </table:table-cell>
          <table:table-cell office:value-type="float" office:value="0.00053619" calcext:value-type="float">
            <text:p>0.00053619</text:p>
          </table:table-cell>
          <table:table-cell office:value-type="float" office:value="0.00000000000484" calcext:value-type="float">
            <text:p>4.84E-12</text:p>
          </table:table-cell>
          <table:table-cell office:value-type="float" office:value="0.73785841" calcext:value-type="float">
            <text:p>0.73785841</text:p>
          </table:table-cell>
          <table:table-cell office:value-type="float" office:value="0.2616054" calcext:value-type="float">
            <text:p>0.2616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784181" calcext:value-type="float">
            <text:p>0.46784181</text:p>
          </table:table-cell>
          <table:table-cell office:value-type="float" office:value="0.01221963" calcext:value-type="float">
            <text:p>0.01221963</text:p>
          </table:table-cell>
          <table:table-cell office:value-type="float" office:value="0.09119225" calcext:value-type="float">
            <text:p>0.09119225</text:p>
          </table:table-cell>
          <table:table-cell office:value-type="float" office:value="0.42874631" calcext:value-type="float">
            <text:p>0.42874631</text:p>
          </table:table-cell>
          <table:table-cell office:value-type="float" office:value="0.00066336" calcext:value-type="float">
            <text:p>0.00066336</text:p>
          </table:table-cell>
          <table:table-cell office:value-type="float" office:value="0.7536471" calcext:value-type="float">
            <text:p>0.7536471</text:p>
          </table:table-cell>
          <table:table-cell office:value-type="float" office:value="0.000000000001897" calcext:value-type="float">
            <text:p>1.90E-12</text:p>
          </table:table-cell>
          <table:table-cell office:value-type="float" office:value="0.24568955" calcext:value-type="float">
            <text:p>0.24568955</text:p>
          </table:table-cell>
          <table:table-cell office:value-type="float" office:value="0.00048151" calcext:value-type="float">
            <text:p>0.00048151</text:p>
          </table:table-cell>
          <table:table-cell office:value-type="float" office:value="0.000000000004856" calcext:value-type="float">
            <text:p>4.86E-12</text:p>
          </table:table-cell>
          <table:table-cell office:value-type="float" office:value="0.70379377" calcext:value-type="float">
            <text:p>0.70379377</text:p>
          </table:table-cell>
          <table:table-cell office:value-type="float" office:value="0.29572471" calcext:value-type="float">
            <text:p>0.295724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769888" calcext:value-type="float">
            <text:p>0.41769888</text:p>
          </table:table-cell>
          <table:table-cell office:value-type="float" office:value="0.01222813" calcext:value-type="float">
            <text:p>0.01222813</text:p>
          </table:table-cell>
          <table:table-cell office:value-type="float" office:value="0.08636771" calcext:value-type="float">
            <text:p>0.08636771</text:p>
          </table:table-cell>
          <table:table-cell office:value-type="float" office:value="0.48370528" calcext:value-type="float">
            <text:p>0.48370528</text:p>
          </table:table-cell>
          <table:table-cell office:value-type="float" office:value="0.00057392" calcext:value-type="float">
            <text:p>0.00057392</text:p>
          </table:table-cell>
          <table:table-cell office:value-type="float" office:value="0.73082369" calcext:value-type="float">
            <text:p>0.73082369</text:p>
          </table:table-cell>
          <table:table-cell office:value-type="float" office:value="0.000000000001741" calcext:value-type="float">
            <text:p>1.74E-12</text:p>
          </table:table-cell>
          <table:table-cell office:value-type="float" office:value="0.26860238" calcext:value-type="float">
            <text:p>0.26860238</text:p>
          </table:table-cell>
          <table:table-cell office:value-type="float" office:value="0.00042964" calcext:value-type="float">
            <text:p>0.00042964</text:p>
          </table:table-cell>
          <table:table-cell office:value-type="float" office:value="0.000000000004856" calcext:value-type="float">
            <text:p>4.86E-12</text:p>
          </table:table-cell>
          <table:table-cell office:value-type="float" office:value="0.66614537" calcext:value-type="float">
            <text:p>0.66614537</text:p>
          </table:table-cell>
          <table:table-cell office:value-type="float" office:value="0.33342499" calcext:value-type="float">
            <text:p>0.333424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752553" calcext:value-type="float">
            <text:p>0.36752553</text:p>
          </table:table-cell>
          <table:table-cell office:value-type="float" office:value="0.01209791" calcext:value-type="float">
            <text:p>0.01209791</text:p>
          </table:table-cell>
          <table:table-cell office:value-type="float" office:value="0.0805103" calcext:value-type="float">
            <text:p>0.0805103</text:p>
          </table:table-cell>
          <table:table-cell office:value-type="float" office:value="0.53986627" calcext:value-type="float">
            <text:p>0.53986627</text:p>
          </table:table-cell>
          <table:table-cell office:value-type="float" office:value="0.00049347" calcext:value-type="float">
            <text:p>0.00049347</text:p>
          </table:table-cell>
          <table:table-cell office:value-type="float" office:value="0.70655382" calcext:value-type="float">
            <text:p>0.70655382</text:p>
          </table:table-cell>
          <table:table-cell office:value-type="float" office:value="0.000000000001586" calcext:value-type="float">
            <text:p>1.59E-12</text:p>
          </table:table-cell>
          <table:table-cell office:value-type="float" office:value="0.29295271" calcext:value-type="float">
            <text:p>0.29295271</text:p>
          </table:table-cell>
          <table:table-cell office:value-type="float" office:value="0.00038051" calcext:value-type="float">
            <text:p>0.00038051</text:p>
          </table:table-cell>
          <table:table-cell office:value-type="float" office:value="0.000000000004836" calcext:value-type="float">
            <text:p>4.84E-12</text:p>
          </table:table-cell>
          <table:table-cell office:value-type="float" office:value="0.62504091" calcext:value-type="float">
            <text:p>0.62504091</text:p>
          </table:table-cell>
          <table:table-cell office:value-type="float" office:value="0.37457858" calcext:value-type="float">
            <text:p>0.374578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1853615" calcext:value-type="float">
            <text:p>0.31853615</text:p>
          </table:table-cell>
          <table:table-cell office:value-type="float" office:value="0.01182759" calcext:value-type="float">
            <text:p>0.01182759</text:p>
          </table:table-cell>
          <table:table-cell office:value-type="float" office:value="0.07383207" calcext:value-type="float">
            <text:p>0.07383207</text:p>
          </table:table-cell>
          <table:table-cell office:value-type="float" office:value="0.5958042" calcext:value-type="float">
            <text:p>0.5958042</text:p>
          </table:table-cell>
          <table:table-cell office:value-type="float" office:value="0.00042158" calcext:value-type="float">
            <text:p>0.00042158</text:p>
          </table:table-cell>
          <table:table-cell office:value-type="float" office:value="0.68089279" calcext:value-type="float">
            <text:p>0.68089279</text:p>
          </table:table-cell>
          <table:table-cell office:value-type="float" office:value="0.000000000001433" calcext:value-type="float">
            <text:p>1.43E-12</text:p>
          </table:table-cell>
          <table:table-cell office:value-type="float" office:value="0.31868563" calcext:value-type="float">
            <text:p>0.31868563</text:p>
          </table:table-cell>
          <table:table-cell office:value-type="float" office:value="0.00033416" calcext:value-type="float">
            <text:p>0.00033416</text:p>
          </table:table-cell>
          <table:table-cell office:value-type="float" office:value="0.000000000004791" calcext:value-type="float">
            <text:p>4.79E-12</text:p>
          </table:table-cell>
          <table:table-cell office:value-type="float" office:value="0.58079444" calcext:value-type="float">
            <text:p>0.58079444</text:p>
          </table:table-cell>
          <table:table-cell office:value-type="float" office:value="0.4188714" calcext:value-type="float">
            <text:p>0.41887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189974" calcext:value-type="float">
            <text:p>0.27189974</text:p>
          </table:table-cell>
          <table:table-cell office:value-type="float" office:value="0.01142482" calcext:value-type="float">
            <text:p>0.01142482</text:p>
          </table:table-cell>
          <table:table-cell office:value-type="float" office:value="0.06659844" calcext:value-type="float">
            <text:p>0.06659844</text:p>
          </table:table-cell>
          <table:table-cell office:value-type="float" office:value="0.650077" calcext:value-type="float">
            <text:p>0.650077</text:p>
          </table:table-cell>
          <table:table-cell office:value-type="float" office:value="0.00035779" calcext:value-type="float">
            <text:p>0.00035779</text:p>
          </table:table-cell>
          <table:table-cell office:value-type="float" office:value="0.65392573" calcext:value-type="float">
            <text:p>0.65392573</text:p>
          </table:table-cell>
          <table:table-cell office:value-type="float" office:value="0.000000000001285" calcext:value-type="float">
            <text:p>1.29E-12</text:p>
          </table:table-cell>
          <table:table-cell office:value-type="float" office:value="0.34571649" calcext:value-type="float">
            <text:p>0.34571649</text:p>
          </table:table-cell>
          <table:table-cell office:value-type="float" office:value="0.0002907" calcext:value-type="float">
            <text:p>0.0002907</text:p>
          </table:table-cell>
          <table:table-cell office:value-type="float" office:value="0.000000000004716" calcext:value-type="float">
            <text:p>4.72E-12</text:p>
          </table:table-cell>
          <table:table-cell office:value-type="float" office:value="0.53392738" calcext:value-type="float">
            <text:p>0.53392738</text:p>
          </table:table-cell>
          <table:table-cell office:value-type="float" office:value="0.46578192" calcext:value-type="float">
            <text:p>0.46578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862139" calcext:value-type="float">
            <text:p>0.22862139</text:p>
          </table:table-cell>
          <table:table-cell office:value-type="float" office:value="0.01090559" calcext:value-type="float">
            <text:p>0.01090559</text:p>
          </table:table-cell>
          <table:table-cell office:value-type="float" office:value="0.05910003" calcext:value-type="float">
            <text:p>0.05910003</text:p>
          </table:table-cell>
          <table:table-cell office:value-type="float" office:value="0.70137299" calcext:value-type="float">
            <text:p>0.70137299</text:p>
          </table:table-cell>
          <table:table-cell office:value-type="float" office:value="0.00030159" calcext:value-type="float">
            <text:p>0.00030159</text:p>
          </table:table-cell>
          <table:table-cell office:value-type="float" office:value="0.62576876" calcext:value-type="float">
            <text:p>0.62576876</text:p>
          </table:table-cell>
          <table:table-cell office:value-type="float" office:value="0.000000000001144" calcext:value-type="float">
            <text:p>1.14E-12</text:p>
          </table:table-cell>
          <table:table-cell office:value-type="float" office:value="0.37392965" calcext:value-type="float">
            <text:p>0.37392965</text:p>
          </table:table-cell>
          <table:table-cell office:value-type="float" office:value="0.00025029" calcext:value-type="float">
            <text:p>0.00025029</text:p>
          </table:table-cell>
          <table:table-cell office:value-type="float" office:value="0.00000000000461" calcext:value-type="float">
            <text:p>4.61E-12</text:p>
          </table:table-cell>
          <table:table-cell office:value-type="float" office:value="0.48516867" calcext:value-type="float">
            <text:p>0.48516867</text:p>
          </table:table-cell>
          <table:table-cell office:value-type="float" office:value="0.51458104" calcext:value-type="float">
            <text:p>0.51458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945102" calcext:value-type="float">
            <text:p>0.18945102</text:p>
          </table:table-cell>
          <table:table-cell office:value-type="float" office:value="0.01029224" calcext:value-type="float">
            <text:p>0.01029224</text:p>
          </table:table-cell>
          <table:table-cell office:value-type="float" office:value="0.05162143" calcext:value-type="float">
            <text:p>0.05162143</text:p>
          </table:table-cell>
          <table:table-cell office:value-type="float" office:value="0.74863531" calcext:value-type="float">
            <text:p>0.74863531</text:p>
          </table:table-cell>
          <table:table-cell office:value-type="float" office:value="0.00025246" calcext:value-type="float">
            <text:p>0.00025246</text:p>
          </table:table-cell>
          <table:table-cell office:value-type="float" office:value="0.59656896" calcext:value-type="float">
            <text:p>0.59656896</text:p>
          </table:table-cell>
          <table:table-cell office:value-type="float" office:value="0.000000000001009" calcext:value-type="float">
            <text:p>1.01E-12</text:p>
          </table:table-cell>
          <table:table-cell office:value-type="float" office:value="0.40317859" calcext:value-type="float">
            <text:p>0.40317859</text:p>
          </table:table-cell>
          <table:table-cell office:value-type="float" office:value="0.00021311" calcext:value-type="float">
            <text:p>0.00021311</text:p>
          </table:table-cell>
          <table:table-cell office:value-type="float" office:value="0.00000000000447" calcext:value-type="float">
            <text:p>4.47E-12</text:p>
          </table:table-cell>
          <table:table-cell office:value-type="float" office:value="0.43542742" calcext:value-type="float">
            <text:p>0.43542742</text:p>
          </table:table-cell>
          <table:table-cell office:value-type="float" office:value="0.56435947" calcext:value-type="float">
            <text:p>0.564359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483652" calcext:value-type="float">
            <text:p>0.15483652</text:p>
          </table:table-cell>
          <table:table-cell office:value-type="float" office:value="0.0096107" calcext:value-type="float">
            <text:p>0.0096107</text:p>
          </table:table-cell>
          <table:table-cell office:value-type="float" office:value="0.04441352" calcext:value-type="float">
            <text:p>0.04441352</text:p>
          </table:table-cell>
          <table:table-cell office:value-type="float" office:value="0.79113926" calcext:value-type="float">
            <text:p>0.79113926</text:p>
          </table:table-cell>
          <table:table-cell office:value-type="float" office:value="0.00020983" calcext:value-type="float">
            <text:p>0.00020983</text:p>
          </table:table-cell>
          <table:table-cell office:value-type="float" office:value="0.56650276" calcext:value-type="float">
            <text:p>0.56650276</text:p>
          </table:table-cell>
          <table:table-cell office:value-type="float" office:value="0.0000000000008828" calcext:value-type="float">
            <text:p>8.83E-13</text:p>
          </table:table-cell>
          <table:table-cell office:value-type="float" office:value="0.43328741" calcext:value-type="float">
            <text:p>0.43328741</text:p>
          </table:table-cell>
          <table:table-cell office:value-type="float" office:value="0.00017934" calcext:value-type="float">
            <text:p>0.00017934</text:p>
          </table:table-cell>
          <table:table-cell office:value-type="float" office:value="0.000000000004298" calcext:value-type="float">
            <text:p>4.30E-12</text:p>
          </table:table-cell>
          <table:table-cell office:value-type="float" office:value="0.38573634" calcext:value-type="float">
            <text:p>0.38573634</text:p>
          </table:table-cell>
          <table:table-cell office:value-type="float" office:value="0.61408432" calcext:value-type="float">
            <text:p>0.614084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2492481" calcext:value-type="float">
            <text:p>0.12492481</text:p>
          </table:table-cell>
          <table:table-cell office:value-type="float" office:value="0.00888767" calcext:value-type="float">
            <text:p>0.00888767</text:p>
          </table:table-cell>
          <table:table-cell office:value-type="float" office:value="0.03767436" calcext:value-type="float">
            <text:p>0.03767436</text:p>
          </table:table-cell>
          <table:table-cell office:value-type="float" office:value="0.82851317" calcext:value-type="float">
            <text:p>0.82851317</text:p>
          </table:table-cell>
          <table:table-cell office:value-type="float" office:value="0.00017313" calcext:value-type="float">
            <text:p>0.00017313</text:p>
          </table:table-cell>
          <table:table-cell office:value-type="float" office:value="0.53577292" calcext:value-type="float">
            <text:p>0.53577292</text:p>
          </table:table-cell>
          <table:table-cell office:value-type="float" office:value="0.0000000000007659" calcext:value-type="float">
            <text:p>7.66E-13</text:p>
          </table:table-cell>
          <table:table-cell office:value-type="float" office:value="0.46405394" calcext:value-type="float">
            <text:p>0.46405394</text:p>
          </table:table-cell>
          <table:table-cell office:value-type="float" office:value="0.0001491" calcext:value-type="float">
            <text:p>0.0001491</text:p>
          </table:table-cell>
          <table:table-cell office:value-type="float" office:value="0.000000000004096" calcext:value-type="float">
            <text:p>4.10E-12</text:p>
          </table:table-cell>
          <table:table-cell office:value-type="float" office:value="0.33717115" calcext:value-type="float">
            <text:p>0.33717115</text:p>
          </table:table-cell>
          <table:table-cell office:value-type="float" office:value="0.66267975" calcext:value-type="float">
            <text:p>0.662679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960232" calcext:value-type="float">
            <text:p>0.09960232</text:p>
          </table:table-cell>
          <table:table-cell office:value-type="float" office:value="0.00814807" calcext:value-type="float">
            <text:p>0.00814807</text:p>
          </table:table-cell>
          <table:table-cell office:value-type="float" office:value="0.0315405" calcext:value-type="float">
            <text:p>0.0315405</text:p>
          </table:table-cell>
          <table:table-cell office:value-type="float" office:value="0.8607091" calcext:value-type="float">
            <text:p>0.8607091</text:p>
          </table:table-cell>
          <table:table-cell office:value-type="float" office:value="0.00014181" calcext:value-type="float">
            <text:p>0.00014181</text:p>
          </table:table-cell>
          <table:table-cell office:value-type="float" office:value="0.5046038" calcext:value-type="float">
            <text:p>0.5046038</text:p>
          </table:table-cell>
          <table:table-cell office:value-type="float" office:value="0.0000000000006587" calcext:value-type="float">
            <text:p>6.59E-13</text:p>
          </table:table-cell>
          <table:table-cell office:value-type="float" office:value="0.49525439" calcext:value-type="float">
            <text:p>0.49525439</text:p>
          </table:table-cell>
          <table:table-cell office:value-type="float" office:value="0.00012245" calcext:value-type="float">
            <text:p>0.00012245</text:p>
          </table:table-cell>
          <table:table-cell office:value-type="float" office:value="0.000000000003868" calcext:value-type="float">
            <text:p>3.87E-12</text:p>
          </table:table-cell>
          <table:table-cell office:value-type="float" office:value="0.29075812" calcext:value-type="float">
            <text:p>0.29075812</text:p>
          </table:table-cell>
          <table:table-cell office:value-type="float" office:value="0.70911943" calcext:value-type="float">
            <text:p>0.709119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855889" calcext:value-type="float">
            <text:p>0.07855889</text:p>
          </table:table-cell>
          <table:table-cell office:value-type="float" office:value="0.00741336" calcext:value-type="float">
            <text:p>0.00741336</text:p>
          </table:table-cell>
          <table:table-cell office:value-type="float" office:value="0.02608813" calcext:value-type="float">
            <text:p>0.02608813</text:p>
          </table:table-cell>
          <table:table-cell office:value-type="float" office:value="0.88793962" calcext:value-type="float">
            <text:p>0.88793962</text:p>
          </table:table-cell>
          <table:table-cell office:value-type="float" office:value="0.00011529" calcext:value-type="float">
            <text:p>0.00011529</text:p>
          </table:table-cell>
          <table:table-cell office:value-type="float" office:value="0.47323536" calcext:value-type="float">
            <text:p>0.47323536</text:p>
          </table:table-cell>
          <table:table-cell office:value-type="float" office:value="0.0000000000005616" calcext:value-type="float">
            <text:p>5.62E-13</text:p>
          </table:table-cell>
          <table:table-cell office:value-type="float" office:value="0.52664935" calcext:value-type="float">
            <text:p>0.52664935</text:p>
          </table:table-cell>
          <table:table-cell office:value-type="float" office:value="0.00009935" calcext:value-type="float">
            <text:p>9.935E-05</text:p>
          </table:table-cell>
          <table:table-cell office:value-type="float" office:value="0.00000000000362" calcext:value-type="float">
            <text:p>3.62E-12</text:p>
          </table:table-cell>
          <table:table-cell office:value-type="float" office:value="0.24738585" calcext:value-type="float">
            <text:p>0.24738585</text:p>
          </table:table-cell>
          <table:table-cell office:value-type="float" office:value="0.75251481" calcext:value-type="float">
            <text:p>0.752514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13583" calcext:value-type="float">
            <text:p>0.0613583</text:p>
          </table:table-cell>
          <table:table-cell office:value-type="float" office:value="0.00670064" calcext:value-type="float">
            <text:p>0.00670064</text:p>
          </table:table-cell>
          <table:table-cell office:value-type="float" office:value="0.02134106" calcext:value-type="float">
            <text:p>0.02134106</text:p>
          </table:table-cell>
          <table:table-cell office:value-type="float" office:value="0.91059999" calcext:value-type="float">
            <text:p>0.91059999</text:p>
          </table:table-cell>
          <table:table-cell office:value-type="float" office:value="0.00009303" calcext:value-type="float">
            <text:p>9.303E-05</text:p>
          </table:table-cell>
          <table:table-cell office:value-type="float" office:value="0.44191606" calcext:value-type="float">
            <text:p>0.44191606</text:p>
          </table:table-cell>
          <table:table-cell office:value-type="float" office:value="0.0000000000004746" calcext:value-type="float">
            <text:p>4.75E-13</text:p>
          </table:table-cell>
          <table:table-cell office:value-type="float" office:value="0.55799091" calcext:value-type="float">
            <text:p>0.55799091</text:p>
          </table:table-cell>
          <table:table-cell office:value-type="float" office:value="0.00007965" calcext:value-type="float">
            <text:p>7.965E-05</text:p>
          </table:table-cell>
          <table:table-cell office:value-type="float" office:value="0.000000000003359" calcext:value-type="float">
            <text:p>3.36E-12</text:p>
          </table:table-cell>
          <table:table-cell office:value-type="float" office:value="0.20773722" calcext:value-type="float">
            <text:p>0.20773722</text:p>
          </table:table-cell>
          <table:table-cell office:value-type="float" office:value="0.79218313" calcext:value-type="float">
            <text:p>0.792183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5:28:07.261000000</dc:date>
    <meta:editing-duration>PT54M44S</meta:editing-duration>
    <meta:editing-cycles>1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